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2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ime to land (S)</text:p>
          </table:table-cell>
          <table:table-cell office:value-type="string" calcext:value-type="string">
            <text:p>Accuracy (m)</text:p>
          </table:table-cell>
          <table:table-cell office:value-type="string" calcext:value-type="string">
            <text:p>Accuracy (hand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eason for fail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ind</text:p>
          </table:table-cell>
          <table:table-cell/>
        </table:table-row>
        <table:table-row table:style-name="ro1">
          <table:table-cell table:style-name="ce1" office:value-type="string" calcext:value-type="string">
            <text:p>Pau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Video system quit and had to be rebooted</text:p>
          </table:table-cell>
          <table:table-cell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3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2.5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ped low several times while landing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3.5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ped low when going to 2m waypoint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16 inch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ped low several times while landing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 han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ish battery, crashed while trying to land because it was dipping</text:p>
          </table:table-cell>
          <table:table-cell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6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ping a lot on landing, crashed into ground several times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5.5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ping a lot on landing, crashed into ground several times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uccess: 6 out of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lificen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8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emed lower than it should b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4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nd was low during the tak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3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pped low once and crashed into ground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1.5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ar perfect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ar_pose froz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2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nded with leg on fiducial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1.5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nded with leg on fiducial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2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nd blew it from way off directly onto the platfor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ri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9 ha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fted off at the last second, inexplicabl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8.5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fted off at the last second, inexplicabl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7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fted off at the last second, inexplicabl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9.5 hand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ifted off at the last second, inexplicabl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6.3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5.5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4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uccess: 14 out of 1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AVERAGE([.B4:.B7];[.B9:.B10];[.B13:.B16];[.B18:.B27])" office:value-type="float" office:value="38.15" calcext:value-type="float">
            <text:p>38.15</text:p>
          </table:table-cell>
          <table:table-cell table:formula="of:=AVERAGE([.C4:.C7];[.C9:.C10];[.C13:.C16];[.C18:.C27])" office:value-type="float" office:value="1.0705" calcext:value-type="float">
            <text:p>1.07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ndard Deviation: 0.6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om Wolfram: standard deviation of (0.69 0.57 0.8 0.41 1.37 1.26 1.83 0.91 0.69 0.34 0.46 0.34 0.46 2.06 1.84 1.6 2.17 1.44 1.26 0.91)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ime to land (S)</text:p>
          </table:table-cell>
          <table:table-cell office:value-type="string" calcext:value-type="string">
            <text:p>Accuracy (m)</text:p>
          </table:table-cell>
          <table:table-cell office:value-type="string" calcext:value-type="string">
            <text:p>Accuracy (hand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eason for fail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aypoint heigh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ul with waypoint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couldn't continuously see fiducial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.83" calcext:value-type="float">
            <text:p>1.83</text:p>
          </table:table-cell>
          <table:table-cell office:value-type="string" calcext:value-type="string">
            <text:p>8 hand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uldn't go down from high up for a long time, crashed on landing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We think the wind was pushing the quadcopter enough that it reached a constant error – the quadcotper just hung in space for a long time before we took control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Thought it had finished landing when it was way up in the air, returned control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Hung up top for a long time, could see the fiducial, never came down. We took control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ee code the right. The code was sending commands but the quadcopter just hung in spac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INFO] [WallTime: 1429994541.686983] Sending RC Comman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ata invalid, see note about waypoints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0" table:number-rows-spanned="1">
            <text:p>It has been determined that the current code cannot run in conjunction with waypoints. We think this is a solvable issue, but won't solve it this year</text:p>
          </table:table-cell>
          <table:covered-table-cell table:number-columns-repeated="4"/>
          <table:covered-table-cell office:value-type="string" calcext:value-type="string">
            <text:p><text:s/></text:p>
          </table:covered-table-cell>
          <table:covered-table-cell table:number-columns-repeated="4"/>
          <table:table-cell office:value-type="string" calcext:value-type="string">
            <text:p>[INFO] [WallTime: 1429994541.687308] 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table:style-name="ce1" office:value-type="string" calcext:value-type="string">
            <text:p>Paul straight from RC</text:p>
          </table:table-cell>
          <table:table-cell table:number-columns-repeated="9"/>
          <table:table-cell office:value-type="string" calcext:value-type="string">
            <text:p>[INFO] [WallTime: 1429994541.687497] 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2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[INFO] [WallTime: 1429994541.687713] 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4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sending rc comman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2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[INFO] [WallTime: 1429994541.788332] Sending RC Comman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Lost sight of the fiducial, finished its landing and we took control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[INFO] [WallTime: 1429994541.788652] 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1 ha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w</text:p>
          </table:table-cell>
          <table:table-cell table:number-columns-repeated="2"/>
          <table:table-cell office:value-type="string" calcext:value-type="string">
            <text:p>[INFO] [WallTime: 1429994541.788932] 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6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[INFO] [WallTime: 1429994541.789107] 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5.5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/High</text:p>
          </table:table-cell>
          <table:table-cell table:number-columns-repeated="2"/>
          <table:table-cell office:value-type="string" calcext:value-type="string">
            <text:p>sending rc comma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5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[INFO] [WallTime: 1429994541.889715] Sending RC Comman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Wind picked up and the quadcopter oscillated until it was out of the screen</text:p>
          </table:table-cell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[INFO] [WallTime: 1429994541.890141] 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Oscillated until failure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[INFO] [WallTime: 1429994541.890319] 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2.5 hand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[INFO] [WallTime: 1429994541.890487] 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tarted a bit high, a bit off-center, and with a gust of wind at the beginning</text:p>
          </table:table-cell>
          <table:table-cell/>
          <table:table-cell office:value-type="string" calcext:value-type="string">
            <text:p>Medium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2.75 h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 nearly right above the site when started</text:p>
          </table:table-cell>
          <table:table-cell/>
          <table:table-cell office:value-type="string" calcext:value-type="string">
            <text:p>Medium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Wind gusts knocked it off high up</text:p>
          </table:table-cell>
          <table:table-cell/>
          <table:table-cell office:value-type="string" calcext:value-type="string">
            <text:p>Medium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tarted a bit off, circled and oscillated until out of view</text:p>
          </table:table-cell>
          <table:table-cell/>
          <table:table-cell office:value-type="string" calcext:value-type="string">
            <text:p>Mediu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cess: 9/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verages:</text:p>
          </table:table-cell>
          <table:table-cell table:formula="of:=AVERAGE([.B13:.B15];[.B17:.B20];[.B23];[.B25])" office:value-type="float" office:value="26.2222222222222" calcext:value-type="float">
            <text:p>26.2222222222</text:p>
          </table:table-cell>
          <table:table-cell table:formula="of:=AVERAGE([.C13:.C15];[.C17:.C20];[.C23];[.C25])" office:value-type="float" office:value="0.781111111111111" calcext:value-type="float">
            <text:p>0.78111111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tandard Deviation: 0.403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om Wolfram: standard deviation of (0.46, 0.91, 0.46, 0.23, 1.37, 1.26, 1.14, 0.57, 0.63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2:04:57.645559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0:10:06.573783254</meta:creation-date>
    <dc:date>2015-04-29T12:44:15.508524387</dc:date>
    <meta:editing-duration>PT4H21M2S</meta:editing-duration>
    <meta:editing-cycles>14</meta:editing-cycles>
    <meta:generator>LibreOffice/4.2.7.2$Linux_X86_64 LibreOffice_project/420m0$Build-2</meta:generator>
    <meta:document-statistic meta:table-count="2" meta:cell-count="317" meta:object-count="0"/>
  </office:meta>
</office:document-meta>
</file>